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779d" officeooo:paragraph-rsid="001e779d"/>
    </style:style>
    <style:style style:name="P2" style:family="paragraph" style:parent-style-name="Standard">
      <style:text-properties officeooo:rsid="001f6c28" officeooo:paragraph-rsid="001f6c28"/>
    </style:style>
    <style:style style:name="P3" style:family="paragraph" style:parent-style-name="Standard">
      <style:text-properties officeooo:rsid="001fb576" officeooo:paragraph-rsid="001fb5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ken</text:p>
      <text:p text:style-name="P1">säkerhet</text:p>
      <text:p text:style-name="P1">utegym</text:p>
      <text:p text:style-name="P1">lekplatser</text:p>
      <text:p text:style-name="P1">fin å går att bada I</text:p>
      <text:p text:style-name="P1">skola närheten</text:p>
      <text:p text:style-name="P1"/>
      <text:p text:style-name="P1">mycket bilder ska via och informera</text:p>
      <text:p text:style-name="P1"/>
      <text:p text:style-name="P1">grönt ljus</text:p>
      <text:p text:style-name="P1">finns ritningar på papper osv</text:p>
      <text:p text:style-name="P1">bilder</text:p>
      <text:p text:style-name="P1">hexagon knappar innovativt</text:p>
      <text:p text:style-name="P2">gåsbäck park</text:p>
      <text:p text:style-name="P2"/>
      <text:p text:style-name="P2">vecka 20</text:p>
      <text:p text:style-name="P2"/>
      <text:p text:style-name="P3"><text:bookmark-start text:name="__DdeLink__0_3096966498"/>Sammanfattning:</text:p>
      <text:p text:style-name="P3">Tema: Park/Natur alltså mycket grönt och blått.</text:p>
      <text:p text:style-name="P3">Målgrupp: Barnfamiljer och äldre.</text:p>
      <text:p text:style-name="P3">Mål: Ska visa och informera om parken</text:p>
      <text:p text:style-name="P3">Mängd sidor: 3~</text:p>
      <text:p text:style-name="P3">Namn på projekt: Gåsbäck park</text:p>
      <text:p text:style-name="P3">Deadline: Vecka 20</text:p>
      <text:p text:style-name="P3"/>
      <text:p text:style-name="P3">Saker som finns i parken:</text:p>
      <text:p text:style-name="P3">Utegym</text:p>
      <text:p text:style-name="P3">Lekplatser</text:p>
      <text:p text:style-name="P3">Å/flod som delar parken i mitten som man kan bada i</text:p>
      <text:p text:style-name="P3">Skola i närheten</text:p>
      <text:p text:style-name="P3"><text:bookmark-end text:name="__DdeLink__0_3096966498"/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1T13:22:31.191971939</meta:creation-date>
    <dc:date>2021-04-22T08:27:16.019357366</dc:date>
    <meta:editing-duration>PT18H21M1S</meta:editing-duration>
    <meta:editing-cycles>1</meta:editing-cycles>
    <meta:document-statistic meta:table-count="0" meta:image-count="0" meta:object-count="0" meta:page-count="1" meta:paragraph-count="25" meta:word-count="84" meta:character-count="492" meta:non-whitespace-character-count="433"/>
    <meta:generator>LibreOffice/7.0.3.1$Linux_X86_64 LibreOffice_project/00$Build-1</meta:generator>
  </office:meta>
</office:document-meta>
</file>